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3" text:outline-level="3"><text:bookmark-start text:name="monster-culture-seven-theses"/>Monster Culture (Seven Theses)<text:bookmark-end text:name="monster-culture-seven-theses"/></text:h>
      <text:h text:style-name="Heading_20_3" text:outline-level="3"><text:bookmark-start text:name="jeffrey-jerome-cohen"/>Jeffrey Jerome Cohen<text:bookmark-end text:name="jeffrey-jerome-cohen"/></text:h>
      <text:p text:style-name="First_20_paragraph">What I will propose here by way of a first foray, as entrance into this book of monstrous content, is a sketch of a new <text:span text:style-name="T1">modus legendi:</text:span> a method of reading cultures from the monsters they engender. In doing so, I will partially violate two of the sacred dicta of recent cultural studies: the compulsion to historical specificity and the insistence that all knowledge (and hence all cartographies of that knowledge) is local. Of the first I will say only that in cultural studies today history (disguised perhaps as “culture”) tends to be fetishized as a <text:span text:style-name="T1">telos</text:span>, as a final determinant of meaning; post de Man, post Foucault, post Hayden White, one must bear in mind that history is just another text in a procession of texts, and not a guarantor of any singular signification. A movement away from the longue durée and toward microeconomies (of capital or of gender) is associated most often with Foucauldian criticism; yet recent critics have found that where Foucault went wrong was mainly in his details, in his minute specifics. Nonetheless, his methodology—his archaeology of ideas, his histories of unthought—remains with good reason the chosen route of inquiry for most cultural critics today, whether they work in postmodern cyberculture or in the Middle Ages.</text:p>
      <text:p text:style-name="Text_20_body">And so I would like to make some grand gestures. We live in an age that has rightly given up on Unified Theory, an age when we realize that history (ike “individuality,” “subjectivity,” “gender,” and “culture”) is composed of a multitude of fragments, rather than of smooth epistemological wholes. Some fragments will be collected here and bound temporarily together to form a loosely integrated net—or, better, an unassimilated hybrid, a monstrous body. Rather than argue a “theory of Jeffrey Jerome Cohen teratology,’ I offer by way of introduction to the essays that follow a set of breakable postulates in search of specific cultural moments. I offer seven theses toward understanding cultures through the monsters they bear.</text:p>
      <text:h text:style-name="Heading_20_4" text:outline-level="4"><text:bookmark-start text:name="thesis-i-the-monsters-body-is-a-cultural-body"/>Thesis I: The Monster’s Body Is a Cultural Body<text:bookmark-end text:name="thesis-i-the-monsters-body-is-a-cultural-body"/></text:h>
      <text:p text:style-name="First_20_paragraph">Vampires, burial, death: inter the corpse where the road forks, so that when it springs from the grave, it will not know which path to follow. Drive a stake through its heart: it will be stuck to the ground at the fork, it will haunt that place that leads to many other places, that point of indecision. Behead the corpse, so that, acephalic, it will not know itself as subject, only as pure body. The monster is born only at this metaphoric crossroads, as an embodiment of a certain cultural moment—of a time, a feeling, and a place.<text:note text:id="ftn0" text:note-class="footnote"><text:note-citation>1</text:note-citation><text:note-body><text:p text:style-name="Footnote">Literally, here, <text:span text:style-name="T1">Zeitgeist:</text:span> Time Ghost, the bodiless spirit that uncannily incorporates a “place” that is a series of places, the crossroads that is a point in a <text:span text:style-name="T1">movement</text:span> toward an uncertain elsewhere. Bury the Zeitgeist by the crossroads: it is confused as it awakens, it is not going anywhere, it intersects everyplace; all roads lead back to the monster.</text:p></text:note-body></text:note> The monster’s body quite literally incorporates fear, desire, anxiety, and fantasy (ataractic or incendiary), giving them life and an uncanny independence. The monstrous body is pure culture. A construct and a projection, the monster exists only to be read: the <text:span text:style-name="T1">monstrum</text:span> is etymologically “that which reveals,” “that which warns,’ a glyph that seeks a hierophant. Like a letter on the page, the monster signifies something other than itself: it is always a displacement, always inhabits the gap between the time of upheaval that created it and the moment into which it is received, to be born again. These epistemological spaces between the monster’s bones are Derrida’s familiar chasm of <text:span text:style-name="T1">différance:</text:span> a genetic uncertainty principle, the essence of the monster’s vitality, the reason it always rises from the dissection table as its secrets are about to be revealed and vanishes into the night.</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